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72e3" officeooo:paragraph-rsid="001472e3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25ef" officeooo:paragraph-rsid="001525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472e3" officeooo:paragraph-rsid="001472e3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1472e3" officeooo:paragraph-rsid="001472e3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472e3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72e3" officeooo:paragraph-rsid="001472e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paragraph-rsid="001472e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1472e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25ef" officeooo:paragraph-rsid="001525ef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525ef" officeooo:paragraph-rsid="001525ef" style:font-weight-asian="normal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text-underline-style="none" fo:font-weight="bold" officeooo:rsid="001472e3" style:font-size-asian="14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text-underline-style="none" style:font-size-asian="14pt" style:font-style-asian="normal" style:font-size-complex="16pt" style:font-style-complex="normal"/>
    </style:style>
    <style:style style:name="T5" style:family="text">
      <style:text-properties fo:font-size="16pt" fo:font-style="normal" style:text-underline-style="none" officeooo:rsid="001472e3" style:font-size-asian="14pt" style:font-style-asian="normal" style:font-size-complex="16pt" style:font-style-complex="normal"/>
    </style:style>
    <style:style style:name="T6" style:family="text">
      <style:text-properties fo:font-size="16pt" fo:font-style="normal" style:text-underline-style="none" officeooo:rsid="0015b768" style:font-size-asian="14pt" style:font-style-asian="normal" style:font-size-complex="16pt" style:font-style-complex="normal"/>
    </style:style>
    <style:style style:name="T7" style:family="text"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normal" style:text-underline-style="none" fo:font-weight="normal" officeooo:rsid="001472e3" style:font-size-asian="14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style:text-underline-style="none" fo:font-weight="normal" officeooo:rsid="0015b768" style:font-size-asian="14pt" style:font-style-asian="normal" style:font-weight-asian="normal" style:font-size-complex="16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KE PRODUCT IDENTIFICATION</text:p>
      <text:p text:style-name="P4"><text:tab/></text:p>
      <text:p text:style-name="P4"><text:tab/></text:p>
      <text:p text:style-name="P4"><text:tab/><text:span text:style-name="T1">Team Members :</text:span></text:p>
      <text:list xml:id="list3185527199" text:style-name="L1">
        <text:list-item>
          <text:p text:style-name="P5"><text:span text:style-name="T3"><text:tab/></text:span><text:span text:style-name="T8">M. Zain Hassan</text:span></text:p>
        </text:list-item>
        <text:list-item>
          <text:p text:style-name="P7"><text:span text:style-name="T5"><text:s text:c="9"/>Abdul Mannan</text:span></text:p>
        </text:list-item>
        <text:list-item>
          <text:p text:style-name="P7"><text:span text:style-name="T5"><text:s text:c="9"/>Muhammad Ali</text:span></text:p>
        </text:list-item>
      </text:list>
      <text:p text:style-name="P8"><text:span text:style-name="T5"/></text:p>
      <text:p text:style-name="P1"><text:span text:style-name="T2">Introduction:</text:span></text:p>
      <text:p text:style-name="P6"><text:span text:style-name="T4"><text:tab/>Its a system which verifies a product by a QR Code or any code which verifies that its a product of that specific company. Through hashing we provide them the information about their requested products.</text:span></text:p>
      <text:p text:style-name="P9"><text:span text:style-name="T4">We can cover any sort of product through this system such as :</text:span></text:p>
      <text:list xml:id="list3067972160" text:style-name="L2">
        <text:list-item>
          <text:p text:style-name="P10"><text:span text:style-name="T4">Medicine</text:span><text:span text:style-name="T6">s</text:span></text:p>
        </text:list-item>
        <text:list-item>
          <text:p text:style-name="P10"><text:span text:style-name="T4">Electronics</text:span></text:p>
        </text:list-item>
        <text:list-item>
          <text:p text:style-name="P10"><text:span text:style-name="T4">Cars </text:span><text:span text:style-name="T6">&amp; others</text:span></text:p>
        </text:list-item>
      </text:list>
      <text:p text:style-name="P2"><text:span text:style-name="T4">Features :</text:span></text:p>
      <text:p text:style-name="P2"><text:span text:style-name="T4">1. Manufacturers:</text:span></text:p>
      <text:p text:style-name="P2"><text:span text:style-name="T4"><text:tab/></text:span><text:span text:style-name="T7">It make products and send the product</text:span><text:span text:style-name="T9">s</text:span><text:span text:style-name="T7"> to the distributor and it also give detail</text:span><text:span text:style-name="T9">s</text:span><text:span text:style-name="T7"> of that product. </text:span></text:p>
      <text:p text:style-name="P2"><text:span text:style-name="T4">2. Distributor:</text:span></text:p>
      <text:p text:style-name="P2"><text:span text:style-name="T4"><text:tab/></text:span><text:span text:style-name="T7">It sends us request for generating the </text:span><text:span text:style-name="T9">hash </text:span><text:span text:style-name="T7">according to the product type.</text:span></text:p>
      <text:p text:style-name="P2"><text:span text:style-name="T4">3. System:</text:span></text:p>
      <text:p text:style-name="P2"><text:span text:style-name="T4"><text:tab/></text:span><text:span text:style-name="T7">Our work is to give them API and Generate a QR Code for that product and uploads the information </text:span><text:span text:style-name="T9">on the block chain </text:span><text:span text:style-name="T7">and QR Code dat</text:span><text:span text:style-name="T9">a</text:span><text:span text:style-name="T7"> on block chain so it can be publicly accessible and anyone can verify that product by scanning that QR Code.</text:span></text:p>
      <text:p text:style-name="P9"><text:span text:style-name="T2">4. QR Code:</text:span><text:span text:style-name="T4"> </text:span></text:p>
      <text:p text:style-name="P9"><text:span text:style-name="T4"><text:tab/>We print or engrave the code on the </text:span><text:span text:style-name="T6">product/</text:span><text:span text:style-name="T4">packing.</text:span></text:p>
      <text:p text:style-name="P2"><text:span text:style-name="T4">5. Customer:</text:span></text:p>
      <text:p text:style-name="P2"><text:span text:style-name="T4"><text:tab/></text:span><text:span text:style-name="T7">After buying a pack of that product customer can scan and verify the validity of that product. By scanning customer can get all the details about that product and can trust that </text:span><text:span text:style-name="T9">product</text:span><text:span text:style-name="T7">.</text:span></text:p>
      <text:p text:style-name="P6"><text:span text:style-name="T4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4:56:00.897111608</meta:creation-date>
    <dc:date>2022-09-03T15:25:12.584047058</dc:date>
    <meta:editing-duration>PT3M41S</meta:editing-duration>
    <meta:editing-cycles>1</meta:editing-cycles>
    <meta:document-statistic meta:table-count="0" meta:image-count="0" meta:object-count="0" meta:page-count="1" meta:paragraph-count="24" meta:word-count="206" meta:character-count="1155" meta:non-whitespace-character-count="947"/>
    <meta:generator>LibreOffice/6.4.7.2$Linux_X86_64 LibreOffice_project/40$Build-2</meta:generator>
  </office:meta>
</office:document-meta>
</file>